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fill="solid" draw:fill-color="#ffffd8" draw:textarea-horizontal-align="justify" draw:textarea-vertical-align="middle" draw:auto-grow-height="false" fo:min-height="7.732cm" fo:min-width="16.782cm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0.759cm" fo:min-width="2.801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ffffff" draw:fill="solid" draw:fill-color="#106802" draw:textarea-horizontal-align="justify" draw:textarea-vertical-align="middle" draw:auto-grow-height="false" fo:min-height="2.714cm" fo:min-width="2.278cm"/>
    </style:style>
    <style:style style:name="gr4" style:family="graphic" style:parent-style-name="standard">
      <style:graphic-properties draw:stroke="none" svg:stroke-color="#ffffff" draw:fill="solid" draw:fill-color="#ccf4c6" draw:textarea-horizontal-align="justify" draw:textarea-vertical-align="middle" draw:auto-grow-height="false" fo:min-height="0.654cm" fo:min-width="1.204cm"/>
    </style:style>
    <style:style style:name="gr5" style:family="graphic" style:parent-style-name="standard">
      <style:graphic-properties draw:stroke="none" svg:stroke-color="#ffffff" draw:fill="solid" draw:fill-color="#106802" draw:textarea-horizontal-align="justify" draw:textarea-vertical-align="middle" draw:auto-grow-height="false" fo:min-height="1.194cm" fo:min-width="2.444cm"/>
    </style:style>
    <style:style style:name="gr6" style:family="graphic" style:parent-style-name="objectwithoutfill">
      <style:graphic-properties svg:stroke-width="0.1cm" svg:stroke-color="#ff0000" draw:marker-start-width="0.5cm" draw:marker-end="Rounded_20_short_20_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1.513cm" fo:min-width="3.701cm"/>
    </style:style>
    <style:style style:name="gr9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0.958cm" fo:min-width="2.879cm"/>
    </style:style>
    <style:style style:name="gr10" style:family="graphic" style:parent-style-name="objectwithoutfill">
      <style:graphic-properties draw:stroke="dash" draw:stroke-dash="Dashed_20__28_var_29_" svg:stroke-width="0.1cm" svg:stroke-color="#00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5cm" draw:marker-end="Rounded_20_short_20_Arrow" draw:marker-end-width="0.4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ffffd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106802"/>
      <style:paragraph-properties fo:text-align="center"/>
      <style:text-properties fo:color="#ffffff"/>
    </style:style>
    <style:style style:name="P6" style:family="paragraph">
      <loext:graphic-properties draw:fill="solid" draw:fill-color="#ccf4c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5cd53"/>
      <style:paragraph-properties fo:text-align="center"/>
    </style:style>
    <style:style style:name="P9" style:family="paragraph">
      <loext:graphic-properties draw:fill="solid" draw:fill-color="#f5cd53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8.9cm" svg:x="1.5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4cm" svg:height="2.1cm" svg:x="8.9cm" svg:y="17.2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1" draw:id="id1">
          <draw:custom-shape draw:style-name="gr3" draw:text-style-name="P5" draw:layer="layout" svg:width="3cm" svg:height="3.2cm" svg:x="2.1cm" svg:y="8.3cm">
            <text:p text:style-name="P4"><text:span text:style-name="T1">UM</text:span></text:p>
            <text:p text:style-name="P4"><text:span text:style-name="T1">PE-1</text:span></text:p>
            <text:p text:style-name="P4"><text:span text:style-name="T1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draw:layer="layout" svg:width="1.8cm" svg:height="1cm" svg:x="2.7cm" svg:y="10.3cm">
            <text:p text:style-name="P2">Sta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custom-shape draw:style-name="gr3" draw:text-style-name="P5" draw:layer="layout" svg:width="3cm" svg:height="3.2cm" svg:x="5.401cm" svg:y="8.301cm">
            <text:p text:style-name="P4"><text:span text:style-name="T1">UM</text:span></text:p>
            <text:p text:style-name="P4"><text:span text:style-name="T1">PE-2</text:span></text:p>
            <text:p text:style-name="P4"><text:span text:style-name="T1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draw:layer="layout" svg:width="1.8cm" svg:height="1cm" svg:x="6.001cm" svg:y="10.301cm">
            <text:p text:style-name="P2">Sta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3" draw:text-style-name="P5" draw:layer="layout" svg:width="3cm" svg:height="3.2cm" svg:x="15.902cm" svg:y="8.302cm">
            <text:p text:style-name="P4"><text:span text:style-name="T1">UM</text:span></text:p>
            <text:p text:style-name="P4"><text:span text:style-name="T1">PE-n</text:span></text:p>
            <text:p text:style-name="P4"><text:span text:style-name="T1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draw:layer="layout" svg:width="1.8cm" svg:height="1cm" svg:x="16.502cm" svg:y="10.302cm">
            <text:p text:style-name="P2">Sta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custom-shape draw:style-name="gr3" draw:text-style-name="P5" draw:layer="layout" svg:width="3cm" svg:height="3.2cm" svg:x="12.602cm" svg:y="8.302cm">
            <text:p text:style-name="P4"><text:span text:style-name="T1">UM</text:span></text:p>
            <text:p text:style-name="P4"><text:span text:style-name="T1">PE-n-1</text:span></text:p>
            <text:p text:style-name="P4"><text:span text:style-name="T1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draw:layer="layout" svg:width="1.8cm" svg:height="1cm" svg:x="13.202cm" svg:y="10.302cm">
            <text:p text:style-name="P2">Sta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5" xml:id="id2" draw:id="id2" draw:layer="layout" svg:width="3.1cm" svg:height="1.6cm" svg:x="3.8cm" svg:y="14.3cm">
          <text:p text:style-name="P4"><text:span text:style-name="T1">UM-IOS</text:span></text:p>
          <text:p text:style-name="P4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3.1cm" svg:height="1.6cm" svg:x="14.4cm" svg:y="14.3cm">
          <text:p text:style-name="P4"><text:span text:style-name="T1">UM-IOS</text:span></text:p>
          <text:p text:style-name="P4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7" draw:layer="layout" draw:type="line" svg:x1="3.6cm" svg:y1="11.5cm" svg:x2="5.35cm" svg:y2="14.3cm" draw:start-shape="id1" draw:start-glue-point="2" draw:end-shape="id2" draw:end-glue-point="0" svg:d="M3600 11500l1750 2800" svg:viewBox="0 0 1751 2801">
          <text:p/>
        </draw:connector>
        <draw:connector draw:style-name="gr6" draw:text-style-name="P7" draw:layer="layout" draw:type="line" svg:x1="6.901cm" svg:y1="11.501cm" svg:x2="5.35cm" svg:y2="14.3cm" draw:start-shape="id3" draw:start-glue-point="2" draw:end-shape="id2" draw:end-glue-point="0" svg:d="M6901 11501l-1551 2799" svg:viewBox="0 0 1552 2800">
          <text:p/>
        </draw:connector>
        <draw:connector draw:style-name="gr6" draw:text-style-name="P7" draw:layer="layout" draw:type="line" svg:x1="14.102cm" svg:y1="11.502cm" svg:x2="5.35cm" svg:y2="14.3cm" draw:start-shape="id4" draw:start-glue-point="2" draw:end-shape="id2" draw:end-glue-point="0" svg:d="M14102 11502l-8752 2798" svg:viewBox="0 0 8753 2799">
          <text:p/>
        </draw:connector>
        <draw:connector draw:style-name="gr6" draw:text-style-name="P7" draw:layer="layout" draw:type="line" svg:x1="17.402cm" svg:y1="11.502cm" svg:x2="5.35cm" svg:y2="14.3cm" draw:start-shape="id5" draw:start-glue-point="2" draw:end-shape="id2" draw:end-glue-point="0" svg:d="M17402 11502l-12052 2798" svg:viewBox="0 0 12053 2799">
          <text:p/>
        </draw:connector>
        <draw:connector draw:style-name="gr6" draw:text-style-name="P7" draw:layer="layout" draw:type="line" svg:x1="3.6cm" svg:y1="11.5cm" svg:x2="15.95cm" svg:y2="14.3cm" draw:start-shape="id1" draw:start-glue-point="2" draw:end-shape="id6" draw:end-glue-point="0" svg:d="M3600 11500l12350 2800" svg:viewBox="0 0 12351 2801">
          <text:p/>
        </draw:connector>
        <draw:connector draw:style-name="gr6" draw:text-style-name="P7" draw:layer="layout" draw:type="line" svg:x1="6.901cm" svg:y1="11.501cm" svg:x2="15.95cm" svg:y2="14.3cm" draw:start-shape="id3" draw:start-glue-point="2" draw:end-shape="id6" draw:end-glue-point="0" svg:d="M6901 11501l9049 2799" svg:viewBox="0 0 9050 2800">
          <text:p/>
        </draw:connector>
        <draw:connector draw:style-name="gr6" draw:text-style-name="P7" draw:layer="layout" draw:type="line" svg:x1="14.102cm" svg:y1="11.502cm" svg:x2="15.95cm" svg:y2="14.3cm" draw:start-shape="id4" draw:start-glue-point="2" draw:end-shape="id6" draw:end-glue-point="0" svg:d="M14102 11502l1848 2798" svg:viewBox="0 0 1849 2799">
          <text:p/>
        </draw:connector>
        <draw:connector draw:style-name="gr6" draw:text-style-name="P7" draw:layer="layout" draw:type="line" svg:x1="17.402cm" svg:y1="11.502cm" svg:x2="15.95cm" svg:y2="14.3cm" draw:start-shape="id5" draw:start-glue-point="2" draw:end-shape="id6" draw:end-glue-point="0" svg:d="M17402 11502l-1452 2798" svg:viewBox="0 0 1453 2799">
          <text:p/>
        </draw:connector>
        <draw:connector draw:style-name="gr7" draw:text-style-name="P7" draw:layer="layout" draw:type="curve" svg:x1="5.35cm" svg:y1="15.9cm" svg:x2="8.9cm" svg:y2="18.25cm" draw:start-shape="id2" draw:start-glue-point="2" draw:end-shape="id7" draw:end-glue-point="6" svg:d="M5350 15900c0 1567 1183 2350 3550 2350" svg:viewBox="0 0 3551 2351">
          <text:p/>
        </draw:connector>
        <draw:connector draw:style-name="gr7" draw:text-style-name="P7" draw:layer="layout" draw:type="curve" svg:x1="15.95cm" svg:y1="15.9cm" svg:x2="12.3cm" svg:y2="18.25cm" draw:start-shape="id6" draw:start-glue-point="2" draw:end-shape="id7" draw:end-glue-point="8" svg:d="M15950 15900c0 1567-1216 2350-3650 2350" svg:viewBox="0 0 3651 2351">
          <text:p/>
        </draw:connector>
        <draw:custom-shape draw:style-name="gr8" draw:text-style-name="P8" xml:id="id8" draw:id="id8" draw:layer="layout" svg:width="4.2cm" svg:height="2.2cm" svg:x="8.6cm" svg:y="1.1cm">
          <text:p text:style-name="P2">Rose</text:p>
          <text:p text:style-name="P2">GUI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9" xml:id="id9" draw:id="id9" draw:layer="layout" svg:width="4.2cm" svg:height="1.5cm" svg:x="8.6cm" svg:y="4.6cm">
          <text:p text:style-name="P2"><text:span text:style-name="T2">Namelists</text:span></text:p>
          <text:p text:style-name="P2"><text:span text:style-name="T2">(Configuration)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onnector draw:style-name="gr10" draw:text-style-name="P7" draw:layer="layout" draw:type="line" svg:x1="10.7cm" svg:y1="3.126cm" svg:x2="10.7cm" svg:y2="4.6cm" draw:start-shape="id8" draw:start-glue-point="6" draw:end-shape="id9" draw:end-glue-point="0" svg:d="M10700 3126v1474" svg:viewBox="0 0 1 1475">
          <text:p/>
        </draw:connector>
        <draw:connector draw:style-name="gr11" draw:text-style-name="P2" draw:layer="layout" svg:x1="10.7cm" svg:y1="6.1cm" svg:x2="3.6cm" svg:y2="8.3cm" draw:start-shape="id9" draw:start-glue-point="2" draw:end-shape="id1" draw:end-glue-point="0" svg:d="M10700 6100v1101h-7100v1099" svg:viewBox="0 0 7101 2201">
          <text:p/>
        </draw:connector>
        <draw:connector draw:style-name="gr11" draw:text-style-name="P2" draw:layer="layout" svg:x1="10.7cm" svg:y1="6.1cm" svg:x2="6.901cm" svg:y2="8.301cm" draw:start-shape="id9" draw:start-glue-point="2" draw:end-shape="id3" draw:end-glue-point="0" svg:d="M10700 6100v1102h-3799v1099" svg:viewBox="0 0 3800 2202">
          <text:p/>
        </draw:connector>
        <draw:connector draw:style-name="gr11" draw:text-style-name="P2" draw:layer="layout" svg:x1="10.7cm" svg:y1="6.1cm" svg:x2="14.102cm" svg:y2="8.302cm" draw:start-shape="id9" draw:start-glue-point="2" draw:end-shape="id4" draw:end-glue-point="0" svg:d="M10700 6100v1102h3402v1100" svg:viewBox="0 0 3403 2203">
          <text:p/>
        </draw:connector>
        <draw:connector draw:style-name="gr11" draw:text-style-name="P2" draw:layer="layout" svg:x1="10.7cm" svg:y1="6.1cm" svg:x2="17.402cm" svg:y2="8.302cm" draw:start-shape="id9" draw:start-glue-point="2" draw:end-shape="id5" draw:end-glue-point="0" svg:d="M10700 6100v1102h6702v1100" svg:viewBox="0 0 6703 2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5T14:22:29.129040000</meta:creation-date>
    <dc:date>2018-04-08T08:24:42.996943000</dc:date>
    <dc:creator>Bryan Lawrence</dc:creator>
    <meta:editing-duration>PT38M16S</meta:editing-duration>
    <meta:editing-cycles>9</meta:editing-cycles>
    <meta:generator>LibreOffice/5.4.2.2$MacOSX_X86_64 LibreOffice_project/22b09f6418e8c2d508a9eaf86b2399209b0990f4</meta:generator>
    <meta:document-statistic meta:object-count="33"/>
  </office:meta>
</office:document-meta>
</file>